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71139"/>
    </style:style>
    <style:style style:name="P2" style:family="paragraph" style:parent-style-name="Heading_20_2">
      <style:paragraph-properties fo:margin-top="0in" fo:margin-bottom="0.0972in" style:contextual-spacing="false" fo:line-height="115%"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Nafasi Sawa kwa Kila Mkenya: Mwongozo Rahisi wa Muswada wa Usawa wa Kabila na Uwakilishi wa Umma, 2025</text:span></text:h>
      <text:h text:style-name="Heading_20_2" text:outline-level="2">1. Utangulizi</text:h>
      <text:p text:style-name="Text_20_body">Kenya ni nyumbani kwa zaidi ya <text:span text:style-name="Strong_20_Emphasis">makabila 40</text:span>, kila moja likiwa na historia, tamaduni na nguvu zake. Utofauti wetu ndio hazina kubwa ya taifa letu — lakini kwa miongo mingi, pia umetumiwa na siasa kutugawanya. Mara nyingi, nani anapata kazi ya umma au nafasi ya uongozi hutegemea <text:span text:style-name="Strong_20_Emphasis">makubaliano ya kisiasa</text:span> na <text:span text:style-name="Strong_20_Emphasis">upendeleo wa kikabila</text:span>, badala ya <text:span text:style-name="Strong_20_Emphasis">haki na uwezo</text:span>.</text:p>
      <text:p text:style-name="Text_20_body"><text:span text:style-name="Strong_20_Emphasis">Muswada wa Usawa wa Kabila na Uwakilishi wa Umma, 2025</text:span> unalenga kubadilisha hali hiyo.<text:line-break/>Unahakikisha kuwa kila Mkenya — bila kujali kabila lake — ana <text:span text:style-name="Strong_20_Emphasis">nafasi sawa</text:span> ya kuhudumu katika taasisi za umma, na kwamba taasisi hizo zinaakisi <text:span text:style-name="Strong_20_Emphasis">suria ya Kenya</text:span>.</text:p>
      <text:p text:style-name="Text_20_body">Huu si ahadi ya kisiasa. Ni <text:span text:style-name="Strong_20_Emphasis">sheria ya lazima</text:span> itakayoweka kanuni wazi, kufuatilia matokeo hadharani, na kuwawajibisha viongozi.</text:p>
      <text:p text:style-name="Text_20_body">Ofisi za umma zikimilikiwa na sisi sote, <text:span text:style-name="Strong_20_Emphasis">uaminifu unaongezeka</text:span>, <text:span text:style-name="Strong_20_Emphasis">huduma zinaboreka</text:span>, na <text:span text:style-name="Strong_20_Emphasis">umoja unakuwa wa kweli</text:span>.</text:p>
      <text:h text:style-name="P2" text:outline-level="2">2. Tatizo</text:h>
      <text:p text:style-name="Text_20_body">Kwa sasa, ajira katika sekta ya umma nchini Kenya <text:span text:style-name="Strong_20_Emphasis">hazigawanywi kwa usawa</text:span> kati ya jamii zote.<text:line-break/>Badala ya kufuata kanuni zilizo wazi, uteuzi mara nyingi hutegemea:</text:p>
      <text:list text:style-name="L1">
        <text:list-item>
          <text:p text:style-name="P3"><text:span text:style-name="Strong_20_Emphasis">Makubaliano ya kisiasa</text:span> baada ya uchaguzi.</text:p>
        </text:list-item>
        <text:list-item>
          <text:p text:style-name="P3"><text:span text:style-name="Strong_20_Emphasis">Upendeleo wa kikabila</text:span>, ambapo viongozi huwapendelea watu wa jamii zao.</text:p>
        </text:list-item>
        <text:list-item>
          <text:p text:style-name="P3"><text:span text:style-name="Strong_20_Emphasis">Mfumo wa upendeleo wa kisiasa</text:span> — “tukishinda, watu wetu wanakula.”</text:p>
        </text:list-item>
      </text:list>
      <text:p text:style-name="Text_20_body">Hii inamaanisha baadhi ya jamii hupata <text:span text:style-name="Strong_20_Emphasis">nafasi nyingi zaidi ya wanavyostahili</text:span>, huku zingine <text:span text:style-name="Strong_20_Emphasis">zikiachwa kabisa</text:span>.</text:p>
      <text:p text:style-name="Text_20_body">Matokeo yake?</text:p>
      <text:list text:style-name="L2">
        <text:list-item>
          <text:p text:style-name="P4"><text:span text:style-name="Strong_20_Emphasis">Watu wenye uwezo hupitwa</text:span> kwa sababu tu wanatoka katika “kabila lisilo na nguvu.”</text:p>
        </text:list-item>
        <text:list-item>
          <text:p text:style-name="P4">Baadhi ya jamii <text:span text:style-name="Strong_20_Emphasis">hupoteza imani</text:span> kwa serikali kwa kuwa wanahisi kutengwa.</text:p>
        </text:list-item>
        <text:list-item>
          <text:p text:style-name="P4"><text:span text:style-name="Strong_20_Emphasis">Huduma hudorora</text:span> kwa sababu nafasi hazipewi kila mara kwa watu wenye ujuzi bora zaidi.</text:p>
        </text:list-item>
      </text:list>
      <text:p text:style-name="Text_20_body"><text:span text:style-name="Strong_20_Emphasis">Katiba ya Kenya ya 2010</text:span> inataka ushirikishwaji na haki katika utumishi wa umma — lakini bila <text:span text:style-name="Strong_20_Emphasis">mfumo wazi na utekelezaji thabiti</text:span>, maadili haya hubaki kwenye maandishi pekee.</text:p>
      <text:h text:style-name="P2" text:outline-level="2">3. Muswada Unafanya Nini</text:h>
      <text:p text:style-name="Text_20_body"><text:span text:style-name="Strong_20_Emphasis">Muswada wa Usawa wa Kabila na Uwakilishi wa Umma, 2025</text:span> unabadilisha ahadi ya haki kuwa vitendo kwa:</text:p>
      <text:list text:style-name="L3">
        <text:list-item>
          <text:p text:style-name="P5"><text:span text:style-name="Strong_20_Emphasis">Kuweka Kanuni Wazi</text:span></text:p>
          <text:list>
            <text:list-item>
              <text:p text:style-name="P5">Kila taasisi ya umma lazima iakisi utofauti wa kikabila wa Kenya katika ajira zake.</text:p>
            </text:list-item>
            <text:list-item>
              <text:p text:style-name="P5">Sehemu ya kila kabila katika nafasi lazima iwe <text:span text:style-name="Strong_20_Emphasis">sawa na idadi ya watu wa kabila hilo kitaifa</text:span>.</text:p>
            </text:list-item>
          </text:list>
        </text:list-item>
        <text:list-item>
          <text:p text:style-name="P5"><text:span text:style-name="Strong_20_Emphasis">Kuweka Mlinzi wa Sheria</text:span></text:p>
          <text:list>
            <text:list-item>
              <text:p text:style-name="P5"><text:span text:style-name="Strong_20_Emphasis">Tume ya Usawa wa Kabila na Ujumuishi wa Kitaifa (CEENI)</text:span> itafuatilia na kutekeleza kanuni hizi.</text:p>
            </text:list-item>
            <text:list-item>
              <text:p text:style-name="P5">CEENI itakuwa na mamlaka ya <text:span text:style-name="Strong_20_Emphasis">kuchunguza</text:span>, <text:span text:style-name="Strong_20_Emphasis">kuamuru marekebisho</text:span>, na <text:span text:style-name="Strong_20_Emphasis">kuadhibu kutozingatia sheria</text:span>.</text:p>
            </text:list-item>
          </text:list>
        </text:list-item>
        <text:list-item>
          <text:p text:style-name="P5"><text:span text:style-name="Strong_20_Emphasis">Kufanya Taarifa Ziwe za Umma</text:span></text:p>
          <text:list>
            <text:list-item>
              <text:p text:style-name="P5"><text:span text:style-name="Strong_20_Emphasis">Dashibodi ya KPEID</text:span> itaonyesha takwimu za ajira kwa kabila kwa wizara zote, kaunti na mashirika ya serikali — wazi kwa kila mmoja.</text:p>
            </text:list-item>
          </text:list>
        </text:list-item>
        <text:list-item>
          <text:p text:style-name="P5"><text:span text:style-name="Strong_20_Emphasis">Kutekeleza Usawa</text:span></text:p>
          <text:list>
            <text:list-item>
              <text:p text:style-name="P5">Ikiwa uteuzi utakiuka kanuni, CEENI inaweza kuamuru <text:span text:style-name="Strong_20_Emphasis">ufutwe</text:span> na nafasi hiyo <text:span text:style-name="Strong_20_Emphasis">itangazwe upya</text:span>.</text:p>
            </text:list-item>
          </text:list>
        </text:list-item>
      </text:list>
      <text:p text:style-name="Text_20_body">Hii inamaanisha <text:span text:style-name="Strong_20_Emphasis">hakutakuwa tena na makubaliano ya siri</text:span> — bali taratibu zilizo wazi, za haki na zinazoweza kufuatiliwa na kila mmoja.</text:p>
      <text:h text:style-name="P2" text:outline-level="2">4. Inavyofanya Kazi</text:h>
      <text:p text:style-name="Text_20_body">Muswada huu unafanya haki kuwa rahisi na yenye uwazi:</text:p>
      <text:list text:style-name="L4">
        <text:list-item>
          <text:p text:style-name="P6"><text:span text:style-name="Strong_20_Emphasis">Kujua Takwimu</text:span></text:p>
          <text:list>
            <text:list-item>
              <text:p text:style-name="P6">Idadi ya watu wa Kenya kwa kila kabila itathibitishwa kwa kutumia takwimu rasmi za hivi karibuni.</text:p>
            </text:list-item>
            <text:list-item>
              <text:p text:style-name="P6">Takwimu hizi zitatumika kuongoza ni nafasi ngapi kila kabila linapaswa kupata kwa usawa.</text:p>
            </text:list-item>
          </text:list>
        </text:list-item>
        <text:list-item>
          <text:p text:style-name="P6"><text:span text:style-name="Strong_20_Emphasis">Kutumia Fomula</text:span></text:p>
          <text:list>
            <text:list-item>
              <text:p text:style-name="P6">Wakati wa kuajiri au kupandisha vyeo, taasisi za umma lazima zitumie <text:span text:style-name="Strong_20_Emphasis">fomula ya mgao wa uwiano</text:span> iliyo kwenye Jedwali la Tano la Muswada.</text:p>
            </text:list-item>
            <text:list-item>
              <text:p text:style-name="P6">Hii inahakikisha <text:span text:style-name="Strong_20_Emphasis">hakuna kabila linalopewa nafasi nyingi au chache kupita kiasi</text:span>.</text:p>
            </text:list-item>
          </text:list>
        </text:list-item>
        <text:list-item>
          <text:p text:style-name="P6"><text:span text:style-name="Strong_20_Emphasis">Kutoa Ripoti na Kuchapisha</text:span></text:p>
          <text:list>
            <text:list-item>
              <text:p text:style-name="P6">Kila taasisi ya umma lazima iwasilishe takwimu za wafanyakazi kwa <text:span text:style-name="Strong_20_Emphasis">CEENI</text:span> mara kwa mara.</text:p>
            </text:list-item>
            <text:list-item>
              <text:p text:style-name="P6">CEENI itachapisha takwimu hizi kwenye <text:span text:style-name="Strong_20_Emphasis">Dashibodi ya KPEID</text:span>, ili kila mtu aweze kuzikagua.</text:p>
            </text:list-item>
          </text:list>
        </text:list-item>
        <text:list-item>
          <text:p text:style-name="P6"><text:span text:style-name="Strong_20_Emphasis">Kukagua Uzingatiaji wa Sheria</text:span></text:p>
          <text:list>
            <text:list-item>
              <text:p text:style-name="P6">Ikiwa taasisi ya umma haifuati kanuni, CEENI inaweza kutoa <text:span text:style-name="Strong_20_Emphasis">amri za kurekebisha usawa</text:span>.</text:p>
            </text:list-item>
            <text:list-item>
              <text:p text:style-name="P6">Hii inaweza kujumuisha kufuta uteuzi usio wa haki na kutangaza nafasi upya.</text:p>
            </text:list-item>
          </text:list>
        </text:list-item>
        <text:list-item>
          <text:p text:style-name="P6"><text:span text:style-name="Strong_20_Emphasis">Kuwalinda Wafichua Maovu</text:span></text:p>
          <text:list>
            <text:list-item>
              <text:p text:style-name="P6">Watu watakaoripoti vitendo vya ubaguzi watalindwa kisheria.</text:p>
            </text:list-item>
          </text:list>
        </text:list-item>
      </text:list>
      <text:p text:style-name="Text_20_body">Mfumo huu <text:span text:style-name="Strong_20_Emphasis">unaondoa ubashiri</text:span>, <text:span text:style-name="Strong_20_Emphasis">unazuia upendeleo wa kisiasa</text:span>, na <text:span text:style-name="Strong_20_Emphasis">unafanya haki kuwa kawaida</text:span>, siyo tukio la nadra.</text:p>
      <text:h text:style-name="P2" text:outline-level="2">5. Kwa Nini Ni Faida kwa Wote</text:h>
      <text:p text:style-name="Text_20_body"><text:span text:style-name="Strong_20_Emphasis">Muswada wa Usawa wa Kabila na Uwakilishi wa Umma, 2025</text:span> hauhusu kusaidia kabila moja na kudhulumu jingine — unahusu kuhakikisha <text:span text:style-name="Strong_20_Emphasis">kila mtu anapata nafasi sawa</text:span>.</text:p>
      <text:p text:style-name="Text_20_body">Hivi ndivyo unavyowanufaisha Wakenya wote:</text:p>
      <text:list text:style-name="L5">
        <text:list-item>
          <text:p text:style-name="P7"><text:span text:style-name="Strong_20_Emphasis">Haki na Fursa Sawa</text:span></text:p>
          <text:list>
            <text:list-item>
              <text:p text:style-name="P7">Nafasi zinatolewa kwa misingi ya <text:span text:style-name="Strong_20_Emphasis">uwezo</text:span> na <text:span text:style-name="Strong_20_Emphasis">uwiano wa idadi ya watu</text:span>, siyo kwa ukaribu wa kisiasa au kabila.</text:p>
            </text:list-item>
          </text:list>
        </text:list-item>
        <text:list-item>
          <text:p text:style-name="P7"><text:span text:style-name="Strong_20_Emphasis">Huduma Bora kwa Umma</text:span></text:p>
          <text:list>
            <text:list-item>
              <text:p text:style-name="P7">Wakati watu wenye uwezo bora wanaajiriwa, huduma huboreka kwa kila mtu — hospitalini, shuleni, usalama, na zaidi.</text:p>
            </text:list-item>
          </text:list>
        </text:list-item>
        <text:list-item>
          <text:p text:style-name="P7"><text:span text:style-name="Strong_20_Emphasis">Umoja wa Kitaifa</text:span></text:p>
          <text:list>
            <text:list-item>
              <text:p text:style-name="P7">Kila Mkenya ataona uwakilishi wake katika taasisi za umma, jambo linalojenga <text:span text:style-name="Strong_20_Emphasis">uaminifu na mshikamano</text:span>.</text:p>
            </text:list-item>
          </text:list>
        </text:list-item>
        <text:list-item>
          <text:p text:style-name="P7"><text:span text:style-name="Strong_20_Emphasis">Kupunguza Migawanyiko ya Kisiasa</text:span></text:p>
          <text:list>
            <text:list-item>
              <text:p text:style-name="P7">Inapunguza siasa za “mshindi anachukua yote” zinazogawa jamii baada ya uchaguzi.</text:p>
            </text:list-item>
          </text:list>
        </text:list-item>
        <text:list-item>
          <text:p text:style-name="P7"><text:span text:style-name="Strong_20_Emphasis">Uwazi na Uwajibikaji</text:span></text:p>
          <text:list>
            <text:list-item>
              <text:p text:style-name="P7">Wananchi wanaweza kuona takwimu wenyewe kupitia <text:span text:style-name="Strong_20_Emphasis">Dashibodi ya KPEID</text:span>.</text:p>
            </text:list-item>
          </text:list>
        </text:list-item>
      </text:list>
      <text:p text:style-name="Text_20_body">Haki ikijengwa kwenye mfumo, <text:span text:style-name="Strong_20_Emphasis">sote tunashinda</text:span> — bila kujali kabila, eneo, au upande wa kisiasa.</text:p>
      <text:h text:style-name="P2" text:outline-level="2">6. Unaweza Kufanya Nini</text:h>
      <text:p text:style-name="Text_20_body">Mafanikio ya <text:span text:style-name="Strong_20_Emphasis">Muswada wa Usawa wa Kabila na Uwakilishi wa Umma, 2025</text:span> yanategemea <text:span text:style-name="Strong_20_Emphasis">sote kwa pamoja</text:span>. Hivi ndivyo unaweza kushiriki:</text:p>
      <text:list text:style-name="L6">
        <text:list-item>
          <text:p text:style-name="P8"><text:span text:style-name="Strong_20_Emphasis">Jifunze na Ueleze Wengine</text:span></text:p>
          <text:list>
            <text:list-item>
              <text:p text:style-name="P8">Soma muswada kwa lugha rahisi (unapatikana kwenye programu na tovuti ya CEENI).</text:p>
            </text:list-item>
            <text:list-item>
              <text:p text:style-name="P8">Sambaza ujumbe wa haki na mshikamano kwa marafiki, familia, na vikundi vya kijamii.</text:p>
            </text:list-item>
          </text:list>
        </text:list-item>
        <text:list-item>
          <text:p text:style-name="P8"><text:span text:style-name="Strong_20_Emphasis">Husiana na Viongozi Wako</text:span></text:p>
          <text:list>
            <text:list-item>
              <text:p text:style-name="P8">Muombe Mbunge wako, Seneta, au MCA <text:span text:style-name="Strong_20_Emphasis">aunge mkono muswada bungeni</text:span>.</text:p>
            </text:list-item>
            <text:list-item>
              <text:p text:style-name="P8">Hudhuria mikutano ya hadhara na toa maoni yako wakati wa ushirikishwaji wa umma.</text:p>
            </text:list-item>
          </text:list>
        </text:list-item>
        <text:list-item>
          <text:p text:style-name="P8"><text:span text:style-name="Strong_20_Emphasis">Tumia Dashibodi ya KPEID</text:span></text:p>
          <text:list>
            <text:list-item>
              <text:p text:style-name="P8">Angalia takwimu za ajira kwa kaunti yako, wizara, au shirika.</text:p>
            </text:list-item>
            <text:list-item>
              <text:p text:style-name="P8">Ukiona ukosefu wa usawa, <text:span text:style-name="Strong_20_Emphasis">ripoti</text:span> kupitia Kituo cha Kuripoti Wananchi cha CEENI.</text:p>
            </text:list-item>
          </text:list>
        </text:list-item>
        <text:list-item>
          <text:p text:style-name="P8"><text:span text:style-name="Strong_20_Emphasis">Sema kwa Usalama</text:span></text:p>
          <text:list>
            <text:list-item>
              <text:p text:style-name="P8">Tumia ulinzi wa wafichua maovu kuripoti ubaguzi bila hofu.</text:p>
            </text:list-item>
          </text:list>
        </text:list-item>
        <text:list-item>
          <text:p text:style-name="P8"><text:span text:style-name="Strong_20_Emphasis">Kuwa Mfano Mzuri</text:span></text:p>
          <text:list>
            <text:list-item>
              <text:p text:style-name="P8">Kuza mshikamano na haki katika sehemu yako ya kazi na jamii.</text:p>
            </text:list-item>
          </text:list>
        </text:list-item>
      </text:list>
      <text:p text:style-name="Text_20_body">Muswada huu ni zaidi ya sheria — ni <text:span text:style-name="Strong_20_Emphasis">makubaliano ya kitaifa</text:span> kwamba utumishi wa umma ni wa <text:span text:style-name="Strong_20_Emphasis">Wakenya wote kwa usawa</text:span>.</text:p>
      <text:h text:style-name="P2" text:outline-level="2">7. Wito wa Mwisho</text:h>
      <text:p text:style-name="Text_20_body">Nguvu ya Kenya iko kwa <text:span text:style-name="Strong_20_Emphasis">watu wake</text:span> — kila kabila, kila lugha, kila tamaduni.<text:line-break/>Kwa muda mrefu, tofauti zetu zimetumika kutugawanya.<text:line-break/>Sasa ni wakati wa kugeuza utofauti huu uwe <text:span text:style-name="Strong_20_Emphasis">nguvu yetu kubwa zaidi</text:span>.</text:p>
      <text:p text:style-name="Text_20_body"><text:span text:style-name="Strong_20_Emphasis">Muswada wa Usawa wa Kabila na Uwakilishi wa Umma, 2025</text:span> ni nafasi yetu ya kuhakikisha kwamba utumishi wa umma unamilikiwa na <text:span text:style-name="Strong_20_Emphasis">Wakenya wote</text:span>.</text:p>
      <text:p text:style-name="Text_20_body">Huu ni kuhusu <text:span text:style-name="Strong_20_Emphasis">haki</text:span>.<text:line-break/>Huu ni kuhusu <text:span text:style-name="Strong_20_Emphasis">umoja</text:span>.<text:line-break/>Huu ni kuhusu <text:span text:style-name="Strong_20_Emphasis">kujenga taifa ambapo kila mtoto anaweza kuota ndoto bila mipaka</text:span>.</text:p>
      <text:p text:style-name="Text_20_body">Tufanye historia — pamoja.<text:line-break/>Ungana kuunga mkono Muswada huu. Simama kwa haki. Imarisha Kenya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2T19:20:36.144803200</meta:creation-date>
    <dc:date>2025-08-12T21:14:26.943945100</dc:date>
    <meta:editing-duration>PT1H43M37S</meta:editing-duration>
    <meta:editing-cycles>5</meta:editing-cycles>
    <meta:generator>LibreOffice/25.2.4.3$Windows_X86_64 LibreOffice_project/33e196637044ead23f5c3226cde09b47731f7e27</meta:generator>
    <meta:document-statistic meta:table-count="0" meta:image-count="0" meta:object-count="0" meta:page-count="7" meta:paragraph-count="82" meta:word-count="1033" meta:character-count="6267" meta:non-whitespace-character-count="5356"/>
  </office:meta>
</office:document-meta>
</file>